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6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8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9" style:family="paragraph" style:parent-style-name="Standard">
      <style:text-properties officeooo:rsid="001dbffb" officeooo:paragraph-rsid="001dbffb"/>
    </style:style>
    <style:style style:name="P40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1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2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3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4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5" style:family="paragraph" style:parent-style-name="Standard">
      <style:text-properties style:use-window-font-color="true" officeooo:rsid="002ec1f0" officeooo:paragraph-rsid="002fc478" fo:background-color="transparent"/>
    </style:style>
    <style:style style:name="P46" style:family="paragraph" style:parent-style-name="Standard">
      <style:text-properties style:use-window-font-color="true" officeooo:rsid="002ec1f0" officeooo:paragraph-rsid="0031d531" fo:background-color="transparent"/>
    </style:style>
    <style:style style:name="P47" style:family="paragraph" style:parent-style-name="Standard">
      <style:text-properties style:use-window-font-color="true" officeooo:rsid="004b35da" officeooo:paragraph-rsid="004b35da"/>
    </style:style>
    <style:style style:name="P48" style:family="paragraph" style:parent-style-name="Standard">
      <style:text-properties style:use-window-font-color="true" officeooo:rsid="004b35da" officeooo:paragraph-rsid="00575e44"/>
    </style:style>
    <style:style style:name="P49" style:family="paragraph" style:parent-style-name="Standard">
      <style:text-properties style:use-window-font-color="true" officeooo:rsid="004e0f68" officeooo:paragraph-rsid="004e0f68"/>
    </style:style>
    <style:style style:name="P50" style:family="paragraph" style:parent-style-name="Standard">
      <style:text-properties style:use-window-font-color="true" officeooo:rsid="003ff066" officeooo:paragraph-rsid="003e9dd7"/>
    </style:style>
    <style:style style:name="P51" style:family="paragraph" style:parent-style-name="Standard">
      <style:text-properties style:use-window-font-color="true" officeooo:rsid="003ff066" officeooo:paragraph-rsid="003ff066"/>
    </style:style>
    <style:style style:name="P52" style:family="paragraph" style:parent-style-name="Standard">
      <style:text-properties style:use-window-font-color="true" officeooo:rsid="00408e73" officeooo:paragraph-rsid="003ff066"/>
    </style:style>
    <style:style style:name="P53" style:family="paragraph" style:parent-style-name="Standard">
      <style:text-properties style:use-window-font-color="true" officeooo:rsid="00408e73" officeooo:paragraph-rsid="00408e73"/>
    </style:style>
    <style:style style:name="P54" style:family="paragraph" style:parent-style-name="Standard">
      <style:text-properties officeooo:paragraph-rsid="00372b1f"/>
    </style:style>
    <style:style style:name="P55" style:family="paragraph" style:parent-style-name="Standard">
      <style:text-properties officeooo:paragraph-rsid="0039423f"/>
    </style:style>
    <style:style style:name="P56" style:family="paragraph" style:parent-style-name="Standard">
      <style:text-properties officeooo:paragraph-rsid="003ae945"/>
    </style:style>
    <style:style style:name="P57" style:family="paragraph" style:parent-style-name="Standard">
      <style:text-properties officeooo:rsid="003ae945" officeooo:paragraph-rsid="003ae945"/>
    </style:style>
    <style:style style:name="P58" style:family="paragraph" style:parent-style-name="Standard">
      <style:text-properties officeooo:rsid="003c8ec3" officeooo:paragraph-rsid="003c8ec3"/>
    </style:style>
    <style:style style:name="P59" style:family="paragraph" style:parent-style-name="Standard">
      <style:text-properties officeooo:rsid="003e750b" officeooo:paragraph-rsid="003e750b"/>
    </style:style>
    <style:style style:name="P60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1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2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3" style:family="paragraph" style:parent-style-name="Standard">
      <style:text-properties officeooo:rsid="004938fa" officeooo:paragraph-rsid="004938fa"/>
    </style:style>
    <style:style style:name="P64" style:family="paragraph" style:parent-style-name="Standard">
      <style:text-properties officeooo:rsid="004a8588" officeooo:paragraph-rsid="004a8588"/>
    </style:style>
    <style:style style:name="P65" style:family="paragraph" style:parent-style-name="Standard">
      <style:text-properties officeooo:rsid="0050f183" officeooo:paragraph-rsid="0050f183"/>
    </style:style>
    <style:style style:name="P66" style:family="paragraph" style:parent-style-name="Standard">
      <style:text-properties officeooo:rsid="0061f40c" officeooo:paragraph-rsid="0061f40c"/>
    </style:style>
    <style:style style:name="P67" style:family="paragraph" style:parent-style-name="Standard">
      <style:text-properties officeooo:rsid="0039423f" officeooo:paragraph-rsid="0039423f"/>
    </style:style>
    <style:style style:name="P68" style:family="paragraph" style:parent-style-name="Standard">
      <style:text-properties officeooo:paragraph-rsid="0061f40c"/>
    </style:style>
    <style:style style:name="P69" style:family="paragraph" style:parent-style-name="Standard">
      <style:text-properties officeooo:rsid="0065d677" officeooo:paragraph-rsid="0065d677"/>
    </style:style>
    <style:style style:name="P70" style:family="paragraph" style:parent-style-name="Standard">
      <style:text-properties officeooo:paragraph-rsid="00668dfb"/>
    </style:style>
    <style:style style:name="P71" style:family="paragraph" style:parent-style-name="Standard">
      <style:text-properties officeooo:paragraph-rsid="00684383"/>
    </style:style>
    <style:style style:name="P72" style:family="paragraph" style:parent-style-name="Standard">
      <style:text-properties officeooo:paragraph-rsid="0065d677"/>
    </style:style>
    <style:style style:name="P73" style:family="paragraph" style:parent-style-name="Standard">
      <style:text-properties officeooo:paragraph-rsid="006df40c"/>
    </style:style>
    <style:style style:name="P74" style:family="paragraph" style:parent-style-name="Standard">
      <style:text-properties fo:background-color="#bee3d3"/>
    </style:style>
    <style:style style:name="P75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76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82" style:family="paragraph" style:parent-style-name="Text_20_body">
      <style:text-properties officeooo:rsid="00260e4b" officeooo:paragraph-rsid="00260e4b"/>
    </style:style>
    <style:style style:name="P83" style:family="paragraph" style:parent-style-name="Text_20_body">
      <style:text-properties style:use-window-font-color="true" officeooo:rsid="00260e4b" officeooo:paragraph-rsid="00260e4b"/>
    </style:style>
    <style:style style:name="P84" style:family="paragraph" style:parent-style-name="Text_20_body">
      <style:text-properties style:use-window-font-color="true" officeooo:rsid="0026caf7" officeooo:paragraph-rsid="0026caf7"/>
    </style:style>
    <style:style style:name="P85" style:family="paragraph" style:parent-style-name="Text_20_body">
      <style:text-properties style:use-window-font-color="true" officeooo:rsid="0029d90d" officeooo:paragraph-rsid="0029d90d"/>
    </style:style>
    <style:style style:name="P86" style:family="paragraph" style:parent-style-name="Text_20_body">
      <style:text-properties style:use-window-font-color="true" officeooo:rsid="002af960" officeooo:paragraph-rsid="002af960"/>
    </style:style>
    <style:style style:name="P87" style:family="paragraph" style:parent-style-name="Text_20_body">
      <style:text-properties style:use-window-font-color="true" officeooo:rsid="002afe76" officeooo:paragraph-rsid="002afe76"/>
    </style:style>
    <style:style style:name="P88" style:family="paragraph" style:parent-style-name="Text_20_body">
      <style:text-properties style:use-window-font-color="true" officeooo:rsid="002cbe62" officeooo:paragraph-rsid="002cbe62" fo:background-color="#bee3d3"/>
    </style:style>
    <style:style style:name="P89" style:family="paragraph" style:parent-style-name="Text_20_body">
      <style:text-properties style:use-window-font-color="true" officeooo:rsid="002ec1f0" officeooo:paragraph-rsid="002fc478" fo:background-color="transparent"/>
    </style:style>
    <style:style style:name="P90" style:family="paragraph" style:parent-style-name="Text_20_body">
      <style:text-properties style:use-window-font-color="true" officeooo:rsid="002ec1f0" officeooo:paragraph-rsid="003010be" fo:background-color="transparent"/>
    </style:style>
    <style:style style:name="P91" style:family="paragraph" style:parent-style-name="Text_20_body">
      <style:text-properties officeooo:paragraph-rsid="003010be"/>
    </style:style>
    <style:style style:name="P92" style:family="paragraph" style:parent-style-name="Text_20_body">
      <style:text-properties officeooo:rsid="003017c8" officeooo:paragraph-rsid="003017c8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Preformatted_20_Text">
      <style:text-properties fo:color="#000000" style:font-name="monospace" fo:font-size="9.75pt" officeooo:rsid="0061f40c" officeooo:paragraph-rsid="0061f40c" loext:padding="0cm" loext:border="none"/>
    </style:style>
    <style:style style:name="P99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00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01" style:family="paragraph" style:parent-style-name="Standard" style:list-style-name="L3">
      <style:text-properties officeooo:rsid="004938fa" officeooo:paragraph-rsid="004938fa"/>
    </style:style>
    <style:style style:name="P102" style:family="paragraph" style:parent-style-name="Standard" style:list-style-name="L4">
      <style:text-properties officeooo:rsid="004938fa" officeooo:paragraph-rsid="004938fa"/>
    </style:style>
    <style:style style:name="P103" style:family="paragraph" style:parent-style-name="Standard" style:list-style-name="L5">
      <style:text-properties officeooo:rsid="004938fa" officeooo:paragraph-rsid="004938fa"/>
    </style:style>
    <style:style style:name="P104" style:family="paragraph" style:parent-style-name="Standard" style:list-style-name="L6">
      <style:text-properties officeooo:rsid="0049b873" officeooo:paragraph-rsid="0049b873"/>
    </style:style>
    <style:style style:name="P105" style:family="paragraph" style:parent-style-name="Standard" style:list-style-name="L7">
      <style:text-properties officeooo:rsid="0049b873" officeooo:paragraph-rsid="0049b873"/>
    </style:style>
    <style:style style:name="P106" style:family="paragraph" style:parent-style-name="Standard" style:list-style-name="L8">
      <style:text-properties style:use-window-font-color="true" officeooo:rsid="004e0f68" officeooo:paragraph-rsid="004e0f68"/>
    </style:style>
    <style:style style:name="P107" style:family="paragraph" style:parent-style-name="Standard" style:list-style-name="L9">
      <style:text-properties officeooo:rsid="0050f183" officeooo:paragraph-rsid="0050f183"/>
    </style:style>
    <style:style style:name="P108" style:family="paragraph" style:parent-style-name="Standard" style:list-style-name="L10"/>
    <style:style style:name="P109" style:family="paragraph" style:parent-style-name="Text_20_body" style:list-style-name="L11">
      <style:text-properties style:use-window-font-color="true" officeooo:rsid="00260e4b" officeooo:paragraph-rsid="00260e4b"/>
    </style:style>
    <style:style style:name="P110" style:family="paragraph" style:parent-style-name="Text_20_body" style:list-style-name="L12">
      <style:text-properties style:use-window-font-color="true" officeooo:rsid="0026caf7" officeooo:paragraph-rsid="0026caf7"/>
    </style:style>
    <style:style style:name="P111" style:family="paragraph" style:parent-style-name="Text_20_body" style:list-style-name="L13">
      <style:text-properties style:use-window-font-color="true" officeooo:rsid="002afe76" officeooo:paragraph-rsid="002afe76"/>
    </style:style>
    <style:style style:name="P112" style:family="paragraph" style:parent-style-name="Text_20_body" style:list-style-name="L14">
      <style:text-properties style:use-window-font-color="true" officeooo:rsid="002afe76" officeooo:paragraph-rsid="002afe76"/>
    </style:style>
    <style:style style:name="P113" style:family="paragraph" style:parent-style-name="Text_20_body">
      <style:text-properties officeooo:rsid="003017c8" officeooo:paragraph-rsid="003017c8"/>
    </style:style>
    <style:style style:name="P114" style:family="paragraph" style:parent-style-name="Text_20_body">
      <style:text-properties officeooo:rsid="003017c8" officeooo:paragraph-rsid="007b8719"/>
    </style:style>
    <style:style style:name="P115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16" style:family="paragraph" style:parent-style-name="Text_20_body" style:list-style-name="L15">
      <style:paragraph-properties fo:text-align="start" style:justify-single-word="false"/>
      <style:text-properties officeooo:rsid="007c3095" officeooo:paragraph-rsid="007b8719"/>
    </style:style>
    <style:style style:name="P117" style:family="paragraph" style:parent-style-name="Text_20_body" style:list-style-name="L15">
      <style:paragraph-properties fo:text-align="start" style:justify-single-word="false"/>
      <style:text-properties officeooo:rsid="007d2398" officeooo:paragraph-rsid="007b8719"/>
    </style:style>
    <style:style style:name="P118" style:family="paragraph" style:parent-style-name="Heading_20_1">
      <style:text-properties officeooo:paragraph-rsid="00792296"/>
    </style:style>
    <style:style style:name="P119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20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21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22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23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24" style:family="paragraph" style:parent-style-name="Heading_20_2">
      <style:text-properties officeooo:rsid="00345fe3" officeooo:paragraph-rsid="00345fe3"/>
    </style:style>
    <style:style style:name="P125" style:family="paragraph" style:parent-style-name="Heading_20_2">
      <style:text-properties officeooo:rsid="003e750b" officeooo:paragraph-rsid="003e750b"/>
    </style:style>
    <style:style style:name="P126" style:family="paragraph" style:parent-style-name="Heading_20_2">
      <style:text-properties officeooo:paragraph-rsid="006b7b9c"/>
    </style:style>
    <style:style style:name="P127" style:family="paragraph" style:parent-style-name="Heading_20_2">
      <style:text-properties officeooo:rsid="00684383"/>
    </style:style>
    <style:style style:name="P128" style:family="paragraph" style:parent-style-name="Heading_20_2">
      <style:text-properties officeooo:rsid="006c5034" officeooo:paragraph-rsid="006c5034"/>
    </style:style>
    <style:style style:name="P129" style:family="paragraph" style:parent-style-name="Heading_20_2">
      <style:text-properties officeooo:paragraph-rsid="006d792b"/>
    </style:style>
    <style:style style:name="P130" style:family="paragraph" style:parent-style-name="Heading_20_2">
      <style:text-properties officeooo:rsid="007038e5" officeooo:paragraph-rsid="007038e5"/>
    </style:style>
    <style:style style:name="P131" style:family="paragraph" style:parent-style-name="Heading_20_2">
      <style:text-properties officeooo:rsid="007337d8" officeooo:paragraph-rsid="007337d8"/>
    </style:style>
    <style:style style:name="P132" style:family="paragraph" style:parent-style-name="Heading_20_2">
      <style:text-properties officeooo:rsid="0074afac" officeooo:paragraph-rsid="0074afac"/>
    </style:style>
    <style:style style:name="P133" style:family="paragraph" style:parent-style-name="Heading_20_2">
      <style:paragraph-properties fo:text-align="start" style:justify-single-word="false"/>
      <style:text-properties officeooo:paragraph-rsid="007b8719"/>
    </style:style>
    <style:style style:name="P134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22442"/>
    </style:style>
    <style:style style:name="T6" style:family="text">
      <style:text-properties officeooo:rsid="001441fc"/>
    </style:style>
    <style:style style:name="T7" style:family="text">
      <style:text-properties officeooo:rsid="001483f4"/>
    </style:style>
    <style:style style:name="T8" style:family="text">
      <style:text-properties officeooo:rsid="001653e0"/>
    </style:style>
    <style:style style:name="T9" style:family="text">
      <style:text-properties fo:color="#72bf44"/>
    </style:style>
    <style:style style:name="T10" style:family="text">
      <style:text-properties fo:color="#ed1c24"/>
    </style:style>
    <style:style style:name="T11" style:family="text">
      <style:text-properties fo:color="#ed1c24" officeooo:rsid="001653e0"/>
    </style:style>
    <style:style style:name="T12" style:family="text">
      <style:text-properties officeooo:rsid="001bf476"/>
    </style:style>
    <style:style style:name="T13" style:family="text">
      <style:text-properties officeooo:rsid="001ed76c"/>
    </style:style>
    <style:style style:name="T14" style:family="text">
      <style:text-properties fo:color="#ce181e"/>
    </style:style>
    <style:style style:name="T15" style:family="text">
      <style:text-properties fo:color="#21409a"/>
    </style:style>
    <style:style style:name="T16" style:family="text">
      <style:text-properties fo:color="#00a65d"/>
    </style:style>
    <style:style style:name="T17" style:family="text">
      <style:text-properties officeooo:rsid="0026caf7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2ec1f0" fo:background-color="transparent" loext:char-shading-value="0"/>
    </style:style>
    <style:style style:name="T20" style:family="text">
      <style:text-properties style:use-window-font-color="true" officeooo:rsid="003e9dd7"/>
    </style:style>
    <style:style style:name="T21" style:family="text">
      <style:text-properties style:use-window-font-color="true" officeooo:rsid="003ff066"/>
    </style:style>
    <style:style style:name="T22" style:family="text">
      <style:text-properties style:use-window-font-color="true" officeooo:rsid="00408e7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f960" style:font-weight-asian="bold" style:font-weight-complex="bold"/>
    </style:style>
    <style:style style:name="T25" style:family="text">
      <style:text-properties fo:font-weight="bold" officeooo:rsid="003ae945" style:font-weight-asian="bold" style:font-weight-complex="bold"/>
    </style:style>
    <style:style style:name="T26" style:family="text">
      <style:text-properties fo:font-weight="bold" officeooo:rsid="00431ec7" style:font-weight-asian="bold" style:font-weight-complex="bold"/>
    </style:style>
    <style:style style:name="T27" style:family="text">
      <style:text-properties fo:font-weight="bold" officeooo:rsid="006b7b9c" style:font-weight-asian="bold" style:font-weight-complex="bold"/>
    </style:style>
    <style:style style:name="T28" style:family="text">
      <style:text-properties officeooo:rsid="002af960"/>
    </style:style>
    <style:style style:name="T29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30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31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32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33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34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35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40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41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2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4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45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4" style:family="text">
      <style:text-properties officeooo:rsid="00345fe3"/>
    </style:style>
    <style:style style:name="T55" style:family="text">
      <style:text-properties officeooo:rsid="00360eb0"/>
    </style:style>
    <style:style style:name="T56" style:family="text">
      <style:text-properties officeooo:rsid="0039423f"/>
    </style:style>
    <style:style style:name="T57" style:family="text">
      <style:text-properties officeooo:rsid="003ae945"/>
    </style:style>
    <style:style style:name="T58" style:family="text">
      <style:text-properties officeooo:rsid="0047ce8a"/>
    </style:style>
    <style:style style:name="T59" style:family="text">
      <style:text-properties officeooo:rsid="004b35da"/>
    </style:style>
    <style:style style:name="T60" style:family="text">
      <style:text-properties officeooo:rsid="004d9d24"/>
    </style:style>
    <style:style style:name="T61" style:family="text">
      <style:text-properties officeooo:rsid="004f45c4"/>
    </style:style>
    <style:style style:name="T62" style:family="text">
      <style:text-properties officeooo:rsid="0050f183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02acd0"/>
    </style:style>
    <style:style style:name="T65" style:family="text">
      <style:text-properties officeooo:rsid="0061f40c"/>
    </style:style>
    <style:style style:name="T66" style:family="text">
      <style:text-properties officeooo:rsid="00640444"/>
    </style:style>
    <style:style style:name="T67" style:family="text">
      <style:text-properties fo:color="#000000" style:font-name="monospace" fo:font-size="9.75pt" loext:padding="0cm" loext:border="none"/>
    </style:style>
    <style:style style:name="T68" style:family="text">
      <style:text-properties fo:color="#000000" style:font-name="Liberation Serif" fo:font-size="12pt" style:font-size-asian="12pt" style:font-size-complex="12pt" loext:padding="0cm" loext:border="none"/>
    </style:style>
    <style:style style:name="T69" style:family="text">
      <style:text-properties officeooo:rsid="006b7b9c"/>
    </style:style>
    <style:style style:name="T70" style:family="text">
      <style:text-properties officeooo:rsid="006ff29c"/>
    </style:style>
    <style:style style:name="T71" style:family="text">
      <style:text-properties officeooo:rsid="007234a0"/>
    </style:style>
    <style:style style:name="T72" style:family="text">
      <style:text-properties officeooo:rsid="0074afac"/>
    </style:style>
    <style:style style:name="T73" style:family="text">
      <style:text-properties officeooo:rsid="00760b8a"/>
    </style:style>
    <style:style style:name="T74" style:family="text">
      <style:text-properties officeooo:rsid="00777e57"/>
    </style:style>
    <style:style style:name="T75" style:family="text">
      <style:text-properties officeooo:rsid="007a95d3"/>
    </style:style>
    <style:style style:name="T76" style:family="text">
      <style:text-properties officeooo:rsid="007c3095"/>
    </style:style>
    <style:style style:name="T77" style:family="text">
      <style:text-properties officeooo:rsid="007d3532"/>
    </style:style>
    <style:style style:name="T78" style:family="text">
      <style:text-properties officeooo:rsid="007e99b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5">TOPIC 1: STRUTS, SPRING &amp; HIBERNATE INTEGRATION<text:a xlink:type="simple" xlink:href="#__RefHeading___Toc512_1749092315" text:style-name="Index_20_Link" text:visited-style-name="Index_20_Link"><text:tab/>1</text:a></text:p>
          <text:p text:style-name="P96"><text:a xlink:type="simple" xlink:href="#__RefHeading___Toc514_1749092315" text:style-name="Index_20_Link" text:visited-style-name="Index_20_Link">1. Web.xml:<text:tab/>1</text:a></text:p>
          <text:p text:style-name="P96"><text:a xlink:type="simple" xlink:href="#__RefHeading___Toc516_1749092315" text:style-name="Index_20_Link" text:visited-style-name="Index_20_Link">2. struts-config.xml:<text:tab/>2</text:a></text:p>
          <text:p text:style-name="P96"><text:a xlink:type="simple" xlink:href="#__RefHeading___Toc518_1749092315" text:style-name="Index_20_Link" text:visited-style-name="Index_20_Link">3. ApplicationContext.xml:<text:tab/>2</text:a></text:p>
          <text:p text:style-name="P96"><text:a xlink:type="simple" xlink:href="#__RefHeading___Toc520_1749092315" text:style-name="Index_20_Link" text:visited-style-name="Index_20_Link">4. student.jsp<text:tab/>3</text:a></text:p>
          <text:p text:style-name="P96"><text:a xlink:type="simple" xlink:href="#__RefHeading___Toc893_807012434" text:style-name="Index_20_Link" text:visited-style-name="Index_20_Link">5. Servlet Class:<text:tab/>4</text:a></text:p>
          <text:p text:style-name="P96"><text:a xlink:type="simple" xlink:href="#__RefHeading___Toc900_807012434" text:style-name="Index_20_Link" text:visited-style-name="Index_20_Link">6. DAO Class:<text:tab/>4</text:a></text:p>
          <text:p text:style-name="P96"><text:a xlink:type="simple" xlink:href="#__RefHeading___Toc902_807012434" text:style-name="Index_20_Link" text:visited-style-name="Index_20_Link">7. DOMAIN Class:<text:tab/>5</text:a></text:p>
          <text:p text:style-name="P95">TOPIC 2: Log4J<text:a xlink:type="simple" xlink:href="#__RefHeading___Toc907_807012434" text:style-name="Index_20_Link" text:visited-style-name="Index_20_Link"><text:tab/>6</text:a></text:p>
          <text:p text:style-name="P95">TOPIC 3: JASPER REPORT<text:a xlink:type="simple" xlink:href="#__RefHeading___Toc909_807012434" text:style-name="Index_20_Link" text:visited-style-name="Index_20_Link"><text:tab/>7</text:a></text:p>
          <text:p text:style-name="P95">TOPIC 4: SPRING BOOT &amp; MYBATIS INTEGRATION WITH HSQL DATABASE<text:a xlink:type="simple" xlink:href="#__RefHeading___Toc1364_1703179527" text:style-name="Index_20_Link" text:visited-style-name="Index_20_Link"><text:tab/>7</text:a></text:p>
          <text:p text:style-name="P96"><text:a xlink:type="simple" xlink:href="#__RefHeading___Toc1366_1703179527" text:style-name="Index_20_Link" text:visited-style-name="Index_20_Link">1. Create a SpringBoot Maven project and add following MyBatis Starter Dependency:<text:tab/>7</text:a></text:p>
          <text:p text:style-name="P96"><text:a xlink:type="simple" xlink:href="#__RefHeading___Toc1368_1703179527" text:style-name="Index_20_Link" text:visited-style-name="Index_20_Link">2. Create Domain class:<text:tab/>8</text:a></text:p>
          <text:p text:style-name="P96"><text:a xlink:type="simple" xlink:href="#__RefHeading___Toc1370_1703179527" text:style-name="Index_20_Link" text:visited-style-name="Index_20_Link">3. Create schema.sql:<text:tab/>8</text:a></text:p>
          <text:p text:style-name="P96"><text:a xlink:type="simple" xlink:href="#__RefHeading___Toc1372_1703179527" text:style-name="Index_20_Link" text:visited-style-name="Index_20_Link">4. Create data.sql:<text:tab/>8</text:a></text:p>
          <text:p text:style-name="P96"><text:a xlink:type="simple" xlink:href="#__RefHeading___Toc1374_1703179527" text:style-name="Index_20_Link" text:visited-style-name="Index_20_Link">5. Create MyBatis SQL mapper interface (UserMapper.java):<text:tab/>8</text:a></text:p>
          <text:p text:style-name="P96"><text:a xlink:type="simple" xlink:href="#__RefHeading___Toc1376_1703179527" text:style-name="Index_20_Link" text:visited-style-name="Index_20_Link">6. Create UserMapper.xml: (Using XML configuration)<text:tab/>8</text:a></text:p>
          <text:p text:style-name="P96"><text:a xlink:type="simple" xlink:href="#__RefHeading___Toc1378_1703179527" text:style-name="Index_20_Link" text:visited-style-name="Index_20_Link">7. Create UserMapper.java: (Using annotation configuration)<text:tab/>9</text:a></text:p>
          <text:p text:style-name="P96"><text:a xlink:type="simple" xlink:href="#__RefHeading___Toc1380_1703179527" text:style-name="Index_20_Link" text:visited-style-name="Index_20_Link">8. Application.properties:<text:tab/>9</text:a></text:p>
          <text:p text:style-name="P96"><text:a xlink:type="simple" xlink:href="#__RefHeading___Toc1382_1703179527" text:style-name="Index_20_Link" text:visited-style-name="Index_20_Link">9. Application.java:<text:tab/>9</text:a></text:p>
          <text:p text:style-name="P96"><text:a xlink:type="simple" xlink:href="#__RefHeading___Toc1384_1703179527" text:style-name="Index_20_Link" text:visited-style-name="Index_20_Link">10. JUnit Test Class:<text:tab/>10</text:a></text:p>
          <text:p text:style-name="P95">TOPIC 2: JAVA 8 SHORT NOTES<text:a xlink:type="simple" xlink:href="#__RefHeading___Toc522_1749092315" text:style-name="Index_20_Link" text:visited-style-name="Index_20_Link"><text:tab/>10</text:a></text:p>
          <text:p text:style-name="P96"><text:a xlink:type="simple" xlink:href="#__RefHeading___Toc561_1406922076" text:style-name="Index_20_Link" text:visited-style-name="Index_20_Link">1. Default Method in Interface:<text:tab/>10</text:a></text:p>
          <text:p text:style-name="P96"><text:a xlink:type="simple" xlink:href="#__RefHeading___Toc563_1406922076" text:style-name="Index_20_Link" text:visited-style-name="Index_20_Link">2. Static method in Interface:<text:tab/>11</text:a></text:p>
          <text:p text:style-name="P96"><text:a xlink:type="simple" xlink:href="#__RefHeading___Toc565_1406922076" text:style-name="Index_20_Link" text:visited-style-name="Index_20_Link">3. Repeating Annotations:<text:tab/>11</text:a></text:p>
          <text:p text:style-name="P96"><text:a xlink:type="simple" xlink:href="#__RefHeading___Toc567_1406922076" text:style-name="Index_20_Link" text:visited-style-name="Index_20_Link">4. Lambda Expressions:<text:tab/>12</text:a></text:p>
          <text:p text:style-name="P97"><text:a xlink:type="simple" xlink:href="#__RefHeading___Toc895_807012434" text:style-name="Index_20_Link" text:visited-style-name="Index_20_Link">4.1 Snytax:<text:tab/>12</text:a></text:p>
          <text:p text:style-name="P97"><text:a xlink:type="simple" xlink:href="#__RefHeading___Toc897_807012434" text:style-name="Index_20_Link" text:visited-style-name="Index_20_Link">4.2 Functional Interface:<text:tab/>13</text:a></text:p>
        </text:index-body>
      </text:table-of-content>
      <text:h text:style-name="P118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4">VERSIONS USED:</text:p>
      <text:list xml:id="list4247535859" text:style-name="L1">
        <text:list-item>
          <text:p text:style-name="P99">STRUTS (1.5)</text:p>
        </text:list-item>
        <text:list-item>
          <text:p text:style-name="P99">SPRING (3.0)</text:p>
        </text:list-item>
        <text:list-item>
          <text:p text:style-name="P99">HIBERNATE (3.0)</text:p>
        </text:list-item>
      </text:list>
      <text:p text:style-name="P2"/>
      <text:h text:style-name="Heading_20_2" text:outline-level="2"><text:bookmark-start text:name="__RefHeading___Toc514_1749092315"/>1. <text:span text:style-name="T63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<text:soft-page-break/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64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<text:soft-page-break/>&lt;bean id=”dataSource”</text:p>
      <text:p text:style-name="P6"><text:tab/>class=”org.springfw.jdbc.datasource.Drib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/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&amp;studentAge=”+studentAge;</text:p>
      <text:p text:style-name="P22">ajaxObj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soft-page-break/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3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7">if(student!=null){</text:span></text:p>
      <text:p text:style-name="P35"><text:tab/><text:tab/>jsonObj.put(“studentId”,student.getStudentId());</text:p>
      <text:p text:style-name="P27"><text:tab/><text:tab/><text:span text:style-name="T7">jsonObj.put(“name”,student.getStudentName());</text:span></text:p>
      <text:p text:style-name="P12">//<text:span text:style-name="T7">Put all attributes of object in the json object</text:span></text:p>
      <text:p text:style-name="P35"><text:tab/>}else{</text:p>
      <text:p text:style-name="P35"><text:tab/><text:tab/>jsonObj.put(“no records”,”Record Not Found”);</text:p>
      <text:p text:style-name="P35"><text:tab/>}</text:p>
      <text:p text:style-name="P27">}<text:span text:style-name="T7">catch(Exception e){</text:span></text:p>
      <text:p text:style-name="P27"><text:tab/><text:span text:style-name="T7">jsonObj.put(“error”,e.getMessage());</text:span></text:p>
      <text:p text:style-name="P35">}</text:p>
      <text:p text:style-name="P35">res.getWriter().write(jsonObj.toString());</text:p>
      <text:p text:style-name="P35">return null;</text:p>
      <text:p text:style-name="P35">}</text:p>
      <text:p text:style-name="P26"/>
      <text:h text:style-name="P124" text:outline-level="2"><text:bookmark-start text:name="__RefHeading___Toc900_807012434"/><text:soft-page-break/>6. DAO Class:<text:bookmark-end text:name="__RefHeading___Toc900_807012434"/></text:h>
      <text:p text:style-name="Standard">public class <text:span text:style-name="T26">S</text:span><text:span text:style-name="T23">tudentDAOImpl</text:span> extends HibernateDAOSupport Implements StudentDAO{</text:p>
      <text:p text:style-name="P54"><text:tab/></text:p>
      <text:p text:style-name="P54"><text:tab/>public void addStudent(Student student){</text:p>
      <text:p text:style-name="Standard"><text:span text:style-name="T23">Type 1: </text:span><text:tab/>getHibernateTemplate().save(student);</text:p>
      <text:p text:style-name="Standard"><text:span text:style-name="T23">Type 2:</text:span><text:tab/>Transaction tr = getSession().beginTransaction();</text:p>
      <text:p text:style-name="Standard"><text:tab/><text:tab/>getSession<text:span text:style-name="T54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55">public void updateStudent(int studentId, String studentName){</text:span></text:p>
      <text:p text:style-name="Standard"><text:tab/><text:tab/><text:span text:style-name="T55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5"><text:tab/><text:span text:style-name="T56">public void deleteStudent(int studentId){</text:span></text:p>
      <text:p text:style-name="P55"><text:tab/><text:tab/><text:span text:style-name="T56">Student student = getHibernateTemplate().get(Student.class, studentId);</text:span></text:p>
      <text:p text:style-name="P55"><text:tab/><text:tab/><text:span text:style-name="T56">getHibernateTemplate().delete(student);</text:span></text:p>
      <text:p text:style-name="P67"><text:tab/>}</text:p>
      <text:p text:style-name="P55"/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7">public Student getStudentById(int studentId){</text:p>
      <text:p text:style-name="P56"><text:span text:style-name="T25">Type 1:</text:span><text:span text:style-name="T57"><text:tab/>Student student = getHibernateTemplate().get(Student.class, studentId);</text:span></text:p>
      <text:p text:style-name="P56"><text:tab/><text:tab/><text:span text:style-name="T57">return student;</text:span></text:p>
      <text:p text:style-name="P56"/>
      <text:p text:style-name="P57"><text:span text:style-name="T23">Type 2: </text:span><text:tab/>Query query = null;</text:p>
      <text:p text:style-name="P57"><text:tab/><text:tab/>String queryString = “SELECT student FROM Student student WHERE <text:tab/><text:tab/><text:tab/><text:tab/>student.studentId=”+studentId;</text:p>
      <text:p text:style-name="P57"><text:tab/><text:tab/>query = getSession().createQuery(queryString);</text:p>
      <text:p text:style-name="P57"><text:tab/><text:tab/>Student student = (Student) query.uniqueResult();</text:p>
      <text:p text:style-name="P57"><text:tab/><text:tab/>return student;</text:p>
      <text:p text:style-name="P57"/>
      <text:p text:style-name="P58"><text:span text:style-name="T23">Type 3: </text:span><text:tab/>Criteria criteria = getSession().createCriteria(Student.class);</text:p>
      <text:p text:style-name="P58"><text:tab/><text:tab/>criteria.add(Restrictions.eq(“studentId”,student.getStudentId());</text:p>
      <text:p text:style-name="P58"><text:tab/><text:tab/>return criteria.list();</text:p>
      <text:p text:style-name="P57"><text:tab/>}</text:p>
      <text:p text:style-name="Standard">}</text:p>
      <text:p text:style-name="P26"/>
      <text:h text:style-name="P125" text:outline-level="2"><text:bookmark-start text:name="__RefHeading___Toc902_807012434"/>7. DOMAIN Class: <text:bookmark-end text:name="__RefHeading___Toc902_807012434"/></text:h>
      <text:p text:style-name="P59">@Entity</text:p>
      <text:p text:style-name="P59"><text:soft-page-break/>@Table(name=”STUDENTS”)</text:p>
      <text:p text:style-name="P59">public class <text:span text:style-name="T23">Student</text:span>{</text:p>
      <text:p text:style-name="P59"><text:tab/>private int studentId;</text:p>
      <text:p text:style-name="P59"><text:tab/>private String studentName;</text:p>
      <text:p text:style-name="P59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0">@Id</text:span></text:p>
      <text:p text:style-name="P14"><text:span text:style-name="T18"><text:tab/>@</text:span><text:span text:style-name="T21">GeneratedValue(strategy = GenerationType.Auto)</text:span></text:p>
      <text:p text:style-name="P50"><text:tab/>@Column(name=”STUDENT_ID”)</text:p>
      <text:p text:style-name="P51"><text:tab/>public int getStudentId(){</text:p>
      <text:p text:style-name="P51"><text:tab/><text:tab/>return studentId;</text:p>
      <text:p text:style-name="P51"><text:tab/>}</text:p>
      <text:p text:style-name="P51"/>
      <text:p text:style-name="P51"><text:tab/>@Column(name=”STUDENT_NAME”)</text:p>
      <text:p text:style-name="P51"><text:tab/>public String getStudentName(){</text:p>
      <text:p text:style-name="P51"><text:tab/><text:tab/>return studentName;</text:p>
      <text:p text:style-name="P51"><text:tab/>}</text:p>
      <text:p text:style-name="P51"/>
      <text:p text:style-name="P15"><text:span text:style-name="T21"><text:tab/></text:span><text:span text:style-name="T22">@ManyToOne</text:span></text:p>
      <text:p text:style-name="P52"><text:tab/>@JoinColumn(name=”DEP_ID”)</text:p>
      <text:p text:style-name="P53"><text:tab/>public Department getDepartment(){</text:p>
      <text:p text:style-name="P53"><text:tab/><text:tab/>return department;</text:p>
      <text:p text:style-name="P53"><text:tab/>}</text:p>
      <text:p text:style-name="P53"/>
      <text:p text:style-name="P59">}</text:p>
      <text:p text:style-name="P59"/>
      <text:p text:style-name="P26"/>
      <text:p text:style-name="P60"/>
      <text:p text:style-name="P60"/>
      <text:p text:style-name="P60"/>
      <text:p text:style-name="P60"/>
      <text:p text:style-name="P60"/>
      <text:p text:style-name="P60">@Entity</text:p>
      <text:p text:style-name="P60">@Table(name=”DEPARTMENTS”)</text:p>
      <text:p text:style-name="P60">public class <text:span text:style-name="T23">Department</text:span>{</text:p>
      <text:p text:style-name="P60"><text:tab/>private int departmentId;</text:p>
      <text:p text:style-name="P60"><text:tab/>private String departmentName;</text:p>
      <text:p text:style-name="P60"><text:tab/>private set&lt;Student&gt; studentList;</text:p>
      <text:p text:style-name="P60"/>
      <text:p text:style-name="P60"><text:tab/>@OneToMany(mappedBy=”department”,fetch=FetchType.EAGER)</text:p>
      <text:p text:style-name="P60"><text:tab/>public set&lt;Student&gt; getStudentsList(){</text:p>
      <text:p text:style-name="P60"><text:tab/><text:tab/>return studentList;</text:p>
      <text:p text:style-name="P60"><text:tab/>}</text:p>
      <text:p text:style-name="P60">}</text:p>
      <text:p text:style-name="P60"/>
      <text:p text:style-name="P61"><text:span text:style-name="T23">NOTE:</text:span> FETCH TYPE</text:p>
      <text:list xml:id="list967051129" text:style-name="L2">
        <text:list-item>
          <text:p text:style-name="P100">EAGER: To Retrieve all department along with Student.</text:p>
        </text:list-item>
        <text:list-item>
          <text:p text:style-name="P100">LAZY:<text:tab/> To Retrieve all department without Student.<text:tab/></text:p>
        </text:list-item>
      </text:list>
      <text:p text:style-name="P26"/>
      <text:p text:style-name="P26"><text:soft-page-break/></text:p>
      <text:h text:style-name="P119" text:outline-level="1"><text:bookmark-start text:name="__RefHeading___Toc907_807012434"/>TOPIC 2: L<text:span text:style-name="T58">og</text:span>4J<text:bookmark-end text:name="__RefHeading___Toc907_807012434"/></text:h>
      <text:p text:style-name="P63">Name the properties file as (log4j.properties)</text:p>
      <text:p text:style-name="P63">First Element should be – log4j.rootLogger = DEBUG</text:p>
      <text:list xml:id="list3001485080" text:style-name="L3">
        <text:list-item>
          <text:p text:style-name="P101">Here the level is set to DEBUG.</text:p>
        </text:list-item>
        <text:list-item>
          <text:p text:style-name="P101">Log4j Levels,</text:p>
        </text:list-item>
      </text:list>
      <text:list xml:id="list1467521748" text:style-name="L4">
        <text:list-item>
          <text:p text:style-name="P102">DEBUG</text:p>
        </text:list-item>
        <text:list-item>
          <text:p text:style-name="P102">INFO</text:p>
        </text:list-item>
        <text:list-item>
          <text:p text:style-name="P102">WARN</text:p>
        </text:list-item>
        <text:list-item>
          <text:p text:style-name="P102">ERROR</text:p>
        </text:list-item>
        <text:list-item>
          <text:p text:style-name="P102">FATAL</text:p>
        </text:list-item>
      </text:list>
      <text:list xml:id="list434426374" text:style-name="L5">
        <text:list-item>
          <text:p text:style-name="P103">If we set rootLogger level to “WARN” as like this, </text:p>
        </text:list-item>
      </text:list>
      <text:p text:style-name="P63"><text:tab/><text:tab/>log4j.rootLogger = WARN</text:p>
      <text:p text:style-name="P63"><text:tab/>then WARN, ERROR and FATAL level log messages will be displayed and the rest will <text:tab/>be <text:tab/>dropped.</text:p>
      <text:list xml:id="list1738193538" text:style-name="L6">
        <text:list-item>
          <text:p text:style-name="P104">Appenders,</text:p>
        </text:list-item>
      </text:list>
      <text:list xml:id="list1893051837" text:style-name="L7">
        <text:list-item>
          <text:p text:style-name="P105">ConsoleAppender</text:p>
        </text:list-item>
        <text:list-item>
          <text:p text:style-name="P105">FileAppender</text:p>
        </text:list-item>
      </text:list>
      <text:p text:style-name="P64"/>
      <text:p text:style-name="P64">Example:</text:p>
      <text:p text:style-name="P32"><text:tab/>log4j.properties:</text:p>
      <text:p text:style-name="P64"><text:tab/>log<text:span text:style-name="T59">4j.rootLogger = DEBUG,CA,FA</text:span></text:p>
      <text:p text:style-name="P16"><text:tab/></text:p>
      <text:p text:style-name="P16"><text:tab/># For Console Appender</text:p>
      <text:p text:style-name="P47"><text:tab/>log4j.appender.CA = org.apache.log4j.ConsoleAppender</text:p>
      <text:p text:style-name="P47"><text:tab/>log4j.appender.CA.layout = org.apache.log4j.PatternLayout</text:p>
      <text:p text:style-name="P47"><text:tab/>log4j.appender.CA.layout.ConversionPattern = </text:p>
      <text:p text:style-name="P47"><text:tab/><text:tab/><text:tab/><text:tab/><text:tab/><text:tab/>[%d[MMM dd HH:mm:ss]][%-sp](%F %L) - %m %n]</text:p>
      <text:p text:style-name="P47"><text:tab/></text:p>
      <text:p text:style-name="P48"><text:tab/></text:p>
      <text:p text:style-name="P17"/>
      <text:p text:style-name="P17"/>
      <text:p text:style-name="P17"><text:tab/>#For File Appender</text:p>
      <text:p text:style-name="P47"><text:tab/><text:span text:style-name="T60">log4j.appender.FA = org.apache.log4j.FileAppender</text:span></text:p>
      <text:p text:style-name="P47"><text:tab/><text:span text:style-name="T60">log4j.appender.FA.File = Sample.log</text:span></text:p>
      <text:p text:style-name="P47"><text:tab/><text:span text:style-name="T60">log4j.appender.FA.layout = org.apache.log4j.PatternLayout</text:span></text:p>
      <text:p text:style-name="P47"><text:tab/><text:span text:style-name="T60">log4j.appender.FA.ConversionPattern = (Same As CA)</text:span></text:p>
      <text:p text:style-name="P47"/>
      <text:list xml:id="list2345651585" text:style-name="L8">
        <text:list-item>
          <text:p text:style-name="P106">To use loggers in java classes,</text:p>
          <text:p text:style-name="P106">public static Logger logger = Logger.getLogger(CurrentClass.class);</text:p>
          <text:p text:style-name="P106"/>
        </text:list-item>
        <text:list-item>
          <text:p text:style-name="P106">Inside Method,</text:p>
          <text:p text:style-name="P106">logger.info(“custom message”);</text:p>
        </text:list-item>
      </text:list>
      <text:p text:style-name="P49"/>
      <text:h text:style-name="P122" text:outline-level="1"><text:bookmark-start text:name="__RefHeading___Toc909_807012434"/>TOPIC <text:span text:style-name="T61">3</text:span>: <text:span text:style-name="T6">JASPER REPORT</text:span><text:bookmark-end text:name="__RefHeading___Toc909_807012434"/></text:h>
      <text:list xml:id="list1332224473" text:style-name="L9">
        <text:list-item>
          <text:p text:style-name="P107">To compile jasper report from java classes,</text:p>
          <text:p text:style-name="P107"/>
          <text:p text:style-name="P107"><text:soft-page-break/>HashMap map = new HashMap();</text:p>
          <text:p text:style-name="P107">map.put(“Name”,value);</text:p>
          <text:p text:style-name="P107">JasperDesign jd = JRXmlLoader.load(“jrxmlfile”);</text:p>
          <text:p text:style-name="P107">JasperReport jr = JasperCompileManager.compileReport(jd);</text:p>
          <text:p text:style-name="P107">JasperPrint jp = JasperFillManager.fillReport(jr, map, DBConnection);</text:p>
          <text:p text:style-name="P107">JasperExportManager.exportReportToPdfFile(jp,”Location where we want to print the file”);</text:p>
        </text:list-item>
      </text:list>
      <text:p text:style-name="P65"/>
      <text:p text:style-name="P62"><text:span text:style-name="T23">NOTE:</text:span> <text:span text:style-name="T62">Here Hashmap is used to pass parameter in the SQL.</text:span></text:p>
      <text:p text:style-name="P62"/>
      <text:h text:style-name="P123" text:outline-level="1"><text:bookmark-start text:name="__RefHeading___Toc1364_1703179527"/>TOPIC <text:span text:style-name="T66">4</text:span>: <text:span text:style-name="T66">SPRING BOOT &amp; MYBATIS INTEGRATION <text:tab/><text:tab/><text:tab/> <text:s/>WITH HSQL DATABASE</text:span><text:bookmark-end text:name="__RefHeading___Toc1364_1703179527"/></text:h>
      <text:p text:style-name="P66"><text:span text:style-name="Strong_20_Emphasis"><text:span text:style-name="T44">MyBatis </text:span></text:span><text:span text:style-name="T45">is a SQL Mapping framework with support for custom SQL, stored procedures and advanced mappings.</text:span></text:p>
      <text:p text:style-name="P66"/>
      <text:h text:style-name="P126" text:outline-level="2"><text:bookmark-start text:name="__RefHeading___Toc1366_1703179527"/><text:span text:style-name="T27">1</text:span><text:span text:style-name="T23">.</text:span> <text:span text:style-name="T69">Create a SpringBoot Maven project and add following MyBatis Starter Dependency:</text:span><text:bookmark-end text:name="__RefHeading___Toc1366_1703179527"/></text:h>
      <text:p text:style-name="P98">&lt;dependency&gt;</text:p>
      <text:p text:style-name="P68"><text:span text:style-name="T65"><text:tab/></text:span><text:span text:style-name="T67">&lt;groupId&gt;org.mybatis.spring.boot&lt;/groupId&gt;</text:span></text:p>
      <text:p text:style-name="P68"><text:span text:style-name="T65"><text:tab/></text:span><text:span text:style-name="T67">&lt;artifactId&gt;mybatis-spring-boot-starter&lt;/artifactId&gt;</text:span></text:p>
      <text:p text:style-name="P68"><text:span text:style-name="T65"><text:tab/></text:span><text:span text:style-name="T67">&lt;version&gt;1.0.0&lt;/version&gt;</text:span></text:p>
      <text:p text:style-name="P98">&lt;/dependency&gt;</text:p>
      <text:p text:style-name="P66"/>
      <text:p text:style-name="P33"/>
      <text:h text:style-name="Heading_20_2" text:outline-level="2"><text:bookmark-start text:name="__RefHeading___Toc1368_1703179527"/><text:span text:style-name="T23">2.</text:span> <text:span text:style-name="T23">Create Domain class</text:span>:<text:bookmark-end text:name="__RefHeading___Toc1368_1703179527"/></text:h>
      <text:p text:style-name="P72"><text:span text:style-name="Source_20_Text"><text:span text:style-name="T50">public</text:span></text:span><text:span text:style-name="T47"> </text:span><text:span text:style-name="Source_20_Text"><text:span text:style-name="T50">class</text:span></text:span><text:span text:style-name="T47"> </text:span><text:span text:style-name="Source_20_Text"><text:span text:style-name="T37">User<text:tab/></text:span></text:span><text:span text:style-name="Source_20_Text"><text:span text:style-name="T36">{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Integer id;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String name;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String email;</text:span></text:span></text:p>
      <text:p text:style-name="P81"> </text:p>
      <text:p text:style-name="P77"><text:span text:style-name="Source_20_Text"><text:span text:style-name="T48">    </text:span></text:span><text:span text:style-name="Source_20_Text"><text:span text:style-name="T51">// setters &amp; getters</text:span></text:span></text:p>
      <text:p text:style-name="P77"><text:span text:style-name="Source_20_Text"><text:span text:style-name="T36">}</text:span></text:span></text:p>
      <text:p text:style-name="P69"/>
      <text:p text:style-name="P66"/>
      <text:p text:style-name="P66"/>
      <text:p text:style-name="P66"/>
      <text:p text:style-name="P66"/>
      <text:h text:style-name="P127" text:outline-level="2"><text:bookmark-start text:name="__RefHeading___Toc1370_1703179527"/>3. Create schema.sql: <text:bookmark-end text:name="__RefHeading___Toc1370_1703179527"/></text:h>
      <text:p text:style-name="P71"><text:span text:style-name="Source_20_Text"><text:span text:style-name="T36">CREATE TABLE users</text:span></text:span></text:p>
      <text:p text:style-name="P77"><text:span text:style-name="Source_20_Text"><text:span text:style-name="T36">(</text:span></text:span></text:p>
      <text:p text:style-name="P77"><text:span text:style-name="Source_20_Text"><text:span text:style-name="T48">    </text:span></text:span><text:span text:style-name="Source_20_Text"><text:span text:style-name="T36">id </text:span></text:span><text:span text:style-name="Source_20_Text"><text:span text:style-name="T49">int</text:span></text:span><text:span text:style-name="Source_20_Text"><text:span text:style-name="T36">(</text:span></text:span><text:span text:style-name="Source_20_Text"><text:span text:style-name="T52">11</text:span></text:span><text:span text:style-name="Source_20_Text"><text:span text:style-name="T36">) NOT NULL AUTO_INCREMENT,</text:span></text:span></text:p>
      <text:p text:style-name="P77"><text:span text:style-name="Source_20_Text"><text:span text:style-name="T48">    </text:span></text:span><text:span text:style-name="Source_20_Text"><text:span text:style-name="T36">name varchar(</text:span></text:span><text:span text:style-name="Source_20_Text"><text:span text:style-name="T52">100</text:span></text:span><text:span text:style-name="Source_20_Text"><text:span text:style-name="T36">) NOT NULL,</text:span></text:span></text:p>
      <text:p text:style-name="P77"><text:span text:style-name="Source_20_Text"><text:span text:style-name="T48">    </text:span></text:span><text:span text:style-name="Source_20_Text"><text:span text:style-name="T36">email varchar(</text:span></text:span><text:span text:style-name="Source_20_Text"><text:span text:style-name="T52">100</text:span></text:span><text:span text:style-name="Source_20_Text"><text:span text:style-name="T36">) DEFAULT NULL,</text:span></text:span></text:p>
      <text:p text:style-name="P77"><text:span text:style-name="Source_20_Text"><text:span text:style-name="T48">    </text:span></text:span><text:span text:style-name="Source_20_Text"><text:span text:style-name="T36">PRIMARY KEY (id)</text:span></text:span></text:p>
      <text:p text:style-name="P77"><text:soft-page-break/><text:span text:style-name="Source_20_Text"><text:span text:style-name="T36">);</text:span></text:span></text:p>
      <text:p text:style-name="P75"/>
      <text:h text:style-name="P127" text:outline-level="2"><text:bookmark-start text:name="__RefHeading___Toc1372_1703179527"/>4. Create data.sql:<text:bookmark-end text:name="__RefHeading___Toc1372_1703179527"/></text:h>
      <text:p text:style-name="P70"><text:span text:style-name="Source_20_Text"><text:span text:style-name="T36">insert into users(id, name, email) values(</text:span></text:span><text:span text:style-name="Source_20_Text"><text:span text:style-name="T52">1</text:span></text:span><text:span text:style-name="Source_20_Text"><text:span text:style-name="T36">,</text:span></text:span><text:span text:style-name="Source_20_Text"><text:span text:style-name="T53">'Siva'</text:span></text:span><text:span text:style-name="Source_20_Text"><text:span text:style-name="T36">,</text:span></text:span><text:span text:style-name="Source_20_Text"><text:span text:style-name="T53">'siva@gmail.com'</text:span></text:span><text:span text:style-name="Source_20_Text"><text:span text:style-name="T36">);</text:span></text:span></text:p>
      <text:p text:style-name="P77"><text:span text:style-name="Source_20_Text"><text:span text:style-name="T36">insert into users(id, name, email) values(</text:span></text:span><text:span text:style-name="Source_20_Text"><text:span text:style-name="T52">2</text:span></text:span><text:span text:style-name="Source_20_Text"><text:span text:style-name="T36">,</text:span></text:span><text:span text:style-name="Source_20_Text"><text:span text:style-name="T53">'Prasad'</text:span></text:span><text:span text:style-name="Source_20_Text"><text:span text:style-name="T36">,</text:span></text:span><text:span text:style-name="Source_20_Text"><text:span text:style-name="T53">'prasad@gmail.com'</text:span></text:span><text:span text:style-name="Source_20_Text"><text:span text:style-name="T36">);</text:span></text:span></text:p>
      <text:p text:style-name="P77"><text:span text:style-name="Source_20_Text"><text:span text:style-name="T36">insert into users(id, name, email) values(</text:span></text:span><text:span text:style-name="Source_20_Text"><text:span text:style-name="T52">3</text:span></text:span><text:span text:style-name="Source_20_Text"><text:span text:style-name="T36">,</text:span></text:span><text:span text:style-name="Source_20_Text"><text:span text:style-name="T53">'Reddy'</text:span></text:span><text:span text:style-name="Source_20_Text"><text:span text:style-name="T36">,</text:span></text:span><text:span text:style-name="Source_20_Text"><text:span text:style-name="T53">'reddy@gmail.com'</text:span></text:span><text:span text:style-name="Source_20_Text"><text:span text:style-name="T36">);</text:span></text:span></text:p>
      <text:p text:style-name="P76"/>
      <text:h text:style-name="P128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93"/>
      <text:p text:style-name="P94">We need to create Mapper XML files to define the queries for the mapped SQL statements for the corresponding Mapper interface methods.</text:p>
      <text:h text:style-name="P129" text:outline-level="2"><text:bookmark-start text:name="__RefHeading___Toc1376_1703179527"/>6. Create UserMapper.xml: <text:span text:style-name="T70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3">&lt;/mapper&gt;</text:p>
      <text:p text:style-name="P73"/>
      <text:p text:style-name="Standard">A few things to observe here are:</text:p>
      <text:p text:style-name="Standard"/>
      <text:list xml:id="list1511177173" text:style-name="L10">
        <text:list-item>
          <text:p text:style-name="P108">Namespace in Mapper XML should be same as Fully Qualified Name (FQN) for Mapper Interface</text:p>
        </text:list-item>
        <text:list-item>
          <text:p text:style-name="P108">Statement id values should be same as Mapper Interface method names.</text:p>
        </text:list-item>
        <text:list-item>
          <text:p text:style-name="P108"><text:soft-page-break/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30" text:outline-level="2"><text:bookmark-start text:name="__RefHeading___Toc1378_1703179527"/>7. Create UserMapper.java: <text:span text:style-name="T70">(Using </text:span>annotation<text:span text:style-name="T70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71">in application.properties file</text:span>.</text:p>
      <text:h text:style-name="P131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68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mybatis.check-config-location = check the mybatis configuration exists</text:p>
      <text:p text:style-name="Standard">mybatis.executorType = mode of execution. Default is SIMPLE</text:p>
      <text:h text:style-name="P132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4">@MapperScan("com.<text:span text:style-name="T72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<text:soft-page-break/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73">Ushan</text:span>", "<text:span text:style-name="T73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74">Ushan</text:span>", newUser.getName());</text:p>
      <text:p text:style-name="Standard"><text:s text:c="8"/>assertEquals("<text:span text:style-name="T74">ushan</text:span>@gmail.com", newUser.getEmail());</text:p>
      <text:p text:style-name="Standard"><text:s text:c="4"/>}</text:p>
      <text:p text:style-name="Standard">}</text:p>
      <text:h text:style-name="P120" text:outline-level="1"><text:bookmark-start text:name="__RefHeading___Toc522_1749092315"/>TOPIC <text:span text:style-name="T5">2</text:span>: <text:span text:style-name="T6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8">Methods with “</text:span><text:span text:style-name="T11">default</text:span><text:span text:style-name="T8">” keyword can be used to introduce new functionalities into interfaces without breaking the existing classes which implement those interfaces. The </text:span><text:span text:style-name="T11">default</text:span><text:span text:style-name="T8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10">default</text:span> double addDefault(){</text:p>
      <text:p text:style-name="Standard"><text:tab/><text:tab/><text:span text:style-name="T9">//Default code implementation here.</text:span></text:p>
      <text:p text:style-name="Standard"><text:tab/>}</text:p>
      <text:p text:style-name="Standard">}</text:p>
      <text:p text:style-name="P36"/>
      <text:p text:style-name="P28">Java 8 – Methods added as default,</text:p>
      <text:p text:style-name="P37"/>
      <text:p text:style-name="P29"><text:span text:style-name="T1">Class / Interface</text:span><text:tab/><text:tab/><text:tab/><text:tab/><text:tab/><text:span text:style-name="T1">New methods</text:span></text:p>
      <text:p text:style-name="P37"><text:tab/>Map<text:tab/><text:tab/><text:tab/><text:tab/>-<text:tab/>getOrDefault, forEach, compute, computeIfAbsent,</text:p>
      <text:p text:style-name="P37"><text:tab/><text:tab/><text:tab/><text:tab/><text:tab/><text:tab/>computeIfPresent, merge, putIfAbsent, remove,</text:p>
      <text:p text:style-name="P37"><text:tab/><text:tab/><text:tab/><text:tab/><text:tab/><text:tab/>replace, replaceAll</text:p>
      <text:p text:style-name="P37"><text:tab/>Iterable<text:tab/><text:tab/><text:tab/>-<text:tab/>forEach, spliterator</text:p>
      <text:p text:style-name="P37"><text:tab/>Iterator<text:tab/><text:tab/><text:tab/><text:tab/>-<text:tab/>forEachRemaining</text:p>
      <text:p text:style-name="P37"><text:tab/>Collection<text:tab/><text:tab/><text:tab/>-<text:tab/>removeIf, stream, parallelStream</text:p>
      <text:p text:style-name="P37"><text:soft-page-break/><text:tab/>List<text:tab/><text:tab/><text:tab/><text:tab/>-<text:tab/>replaceAll, sort</text:p>
      <text:p text:style-name="P37"><text:tab/>BitSet<text:tab/><text:tab/><text:tab/><text:tab/>-<text:tab/>stream</text:p>
      <text:p text:style-name="P37"/>
      <text:p text:style-name="P37"/>
      <text:p text:style-name="P37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2">Static methods are used to provide utility methods for class level access.</text:span></text:p>
      <text:p text:style-name="Standard"/>
      <text:p text:style-name="P39">Example:</text:p>
      <text:p text:style-name="P39">public interface Remunerator{</text:p>
      <text:p text:style-name="P39"><text:tab/>public <text:span text:style-name="T10">static</text:span> double deductForPension(double employeeSalary){</text:p>
      <text:p text:style-name="P39"><text:tab/><text:tab/>return (employeeSalary * PENSION_PERCENTAGE / 100);</text:p>
      <text:p text:style-name="P39"><text:tab/>}</text:p>
      <text:p text:style-name="P39">}</text:p>
      <text:p text:style-name="P39"/>
      <text:p text:style-name="P39">We can use this method as follow,</text:p>
      <text:p text:style-name="P39">employeeSalary - = <text:span text:style-name="T10">Remunerator. deductForPension</text:span>(employeeSalary);</text:p>
      <text:p text:style-name="P39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8"><text:tab/><text:span text:style-name="T13">Comparator</text:span><text:tab/><text:tab/><text:tab/>-<text:tab/><text:span text:style-name="T13">comparingInt, comparingDouble, comparingLong, </text:span></text:p>
      <text:p text:style-name="P38"><text:tab/><text:tab/><text:tab/><text:tab/><text:tab/><text:tab/><text:span text:style-name="T13">naturalOrder, nullsFirst, nullsLast, reverseOrder</text:span></text:p>
      <text:p text:style-name="P38"/>
      <text:p text:style-name="P40"/>
      <text:h text:style-name="Heading_20_2" text:outline-level="2"><text:bookmark-start text:name="__RefHeading___Toc565_1406922076"/>3. Repeating Annotations:<text:bookmark-end text:name="__RefHeading___Toc565_1406922076"/></text:h>
      <text:p text:style-name="P41"/>
      <text:p text:style-name="P41">Example:</text:p>
      <text:p text:style-name="P41"><text:span text:style-name="T14">@Repeatable(value=</text:span><text:span text:style-name="T15">Authors.class</text:span><text:span text:style-name="T10">)</text:span></text:p>
      <text:p text:style-name="P41">public @interface Author{</text:p>
      <text:p text:style-name="P41"><text:tab/>String name();</text:p>
      <text:p text:style-name="P41"><text:tab/>String method();</text:p>
      <text:p text:style-name="P41">}</text:p>
      <text:p text:style-name="P41"/>
      <text:p text:style-name="P42">public @interface Authors{</text:p>
      <text:p text:style-name="P42"><text:tab/>Author[] value();</text:p>
      <text:p text:style-name="P42">}</text:p>
      <text:p text:style-name="P42"/>
      <text:p text:style-name="P43">Usage:</text:p>
      <text:p text:style-name="P43">@Author(name=”John”,method=”method1()”)</text:p>
      <text:p text:style-name="P43">@Author(name=”Mark”,method=”method2()”)</text:p>
      <text:p text:style-name="P43">@Author(name=”James”,method=”method3()”)</text:p>
      <text:p text:style-name="P44">public class className{</text:p>
      <text:p text:style-name="P44"><text:tab/>public void method1(){<text:span text:style-name="T16">//implementation here</text:span>}</text:p>
      <text:p text:style-name="P44"><text:tab/>public int method2(){<text:span text:style-name="T16">//implementation here</text:span>}</text:p>
      <text:p text:style-name="P44"><text:tab/>public String method3(){<text:span text:style-name="T16">//implementation here</text:span>}</text:p>
      <text:p text:style-name="P44">}</text:p>
      <text:p text:style-name="P44"/>
      <text:p text:style-name="P44"><text:soft-page-break/></text:p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75">Syntax:</text:span><text:bookmark-end text:name="__RefHeading___Toc895_807012434"/></text:h>
      <text:p text:style-name="P82"><text:tab/><text:span text:style-name="T14">(argument)-&gt;(body)</text:span></text:p>
      <text:p text:style-name="P83">1. An <text:span text:style-name="T23">argument list</text:span>: It should be exactly the same (in terms of number, type and order of arguments) as that of the abstract method in the interface.</text:p>
      <text:p text:style-name="P83">For Example: </text:p>
      <text:list xml:id="list3632667021" text:style-name="L11">
        <text:list-item>
          <text:p text:style-name="P109">( ) -&gt; {System.out.println(“No argument”);}</text:p>
        </text:list-item>
        <text:list-item>
          <text:p text:style-name="P109">(int arg1, String arg2) -&gt; <text:span text:style-name="T17">{System.out.println(“Multiple arguments”);</text:span></text:p>
        </text:list-item>
      </text:list>
      <text:p text:style-name="P84">Arguments types can be eliminated, making them inferred types. i.e. (int x) and <text:s/>(x) are same.</text:p>
      <text:p text:style-name="P84">Also, parenthesis ( ) can be eliminated if there is only one arguments.</text:p>
      <text:list xml:id="list3370896718" text:style-name="L12">
        <text:list-item>
          <text:p text:style-name="P110">X -&gt; { return X*X; }</text:p>
        </text:list-item>
      </text:list>
      <text:p text:style-name="P85">2. The <text:span text:style-name="T23">arrow</text:span> (-&gt;) token</text:p>
      <text:p text:style-name="P85">3. <text:span text:style-name="T28">The </text:span><text:span text:style-name="T24">body</text:span><text:span text:style-name="T28">: It can be a single statement or a block.</text:span></text:p>
      <text:p text:style-name="P86">If it contains a single statement curly brackets are not mandatory, and the return type of the anonymous function becomes the same as that of the body expression.</text:p>
      <text:list xml:id="list1772890258" text:style-name="L13">
        <text:list-item>
          <text:p text:style-name="P111">(e1, e2) -&gt; e1.getCountry().compareTo(e2.getCountry())</text:p>
        </text:list-item>
      </text:list>
      <text:p text:style-name="P87">If the body contains a block of statements, they should be enclosed within curly brackets. And return statement, if required, should be given.</text:p>
      <text:list xml:id="list2722570578" text:style-name="L14">
        <text:list-item>
          <text:p text:style-name="P112">(e1, e2) -&gt; {</text:p>
          <text:list>
            <text:list-header>
              <text:p text:style-name="P112">int value = e1.getCountry().compareTo(e2.getCountry());</text:p>
              <text:p text:style-name="P112">return value;</text:p>
            </text:list-header>
          </text:list>
          <text:p text:style-name="P112">}</text:p>
        </text:list-item>
      </text:list>
      <text:p text:style-name="P88">Note : Inferred and declared types cannot be used together, i.e. (int x, y) -&gt; x+y; is invalid.</text:p>
      <text:p text:style-name="P89">Example :</text:p>
      <text:p text:style-name="P45"><text:span text:style-name="Source_20_Text"><text:span text:style-name="T30">// </text:span></text:span><text:span text:style-name="Source_20_Text"><text:span text:style-name="T31">Classic</text:span></text:span><text:span text:style-name="Source_20_Text"><text:span text:style-name="T30"> Runnable</text:span></text:span></text:p>
      <text:p text:style-name="P45"><text:span text:style-name="Source_20_Text"><text:span text:style-name="T34">Thread thread1 = </text:span></text:span><text:span text:style-name="Source_20_Text"><text:span text:style-name="T39">new</text:span></text:span><text:span text:style-name="T29"> </text:span><text:span text:style-name="Source_20_Text"><text:span text:style-name="T34">Thread(</text:span></text:span><text:span text:style-name="Source_20_Text"><text:span text:style-name="T39">new</text:span></text:span><text:span text:style-name="T29"> </text:span><text:span text:style-name="Source_20_Text"><text:span text:style-name="T34">Runnable() {</text:span></text:span></text:p>
      <text:p text:style-name="P77"><text:span text:style-name="Source_20_Text"><text:span text:style-name="T40">    </text:span></text:span><text:span text:style-name="Source_20_Text"><text:span text:style-name="T42">@Override</text:span></text:span></text:p>
      <text:p text:style-name="P77"><text:span text:style-name="Source_20_Text"><text:span text:style-name="T40">    </text:span></text:span><text:span text:style-name="Source_20_Text"><text:span text:style-name="T39">public</text:span></text:span><text:span text:style-name="T29"> </text:span><text:span text:style-name="Source_20_Text"><text:span text:style-name="T39">void</text:span></text:span><text:span text:style-name="T29"> </text:span><text:span text:style-name="Source_20_Text"><text:span text:style-name="T34">run(){</text:span></text:span></text:p>
      <text:p text:style-name="P77"><text:span text:style-name="Source_20_Text"><text:span text:style-name="T40">        </text:span></text:span><text:span text:style-name="Source_20_Text"><text:span text:style-name="T34">System.out.println(</text:span></text:span><text:span text:style-name="Source_20_Text"><text:span text:style-name="T38">"Task #1 is running"</text:span></text:span><text:span text:style-name="Source_20_Text"><text:span text:style-name="T34">);</text:span></text:span></text:p>
      <text:p text:style-name="P77"><text:span text:style-name="Source_20_Text"><text:span text:style-name="T40">    </text:span></text:span><text:span text:style-name="Source_20_Text"><text:span text:style-name="T34">}</text:span></text:span></text:p>
      <text:p text:style-name="P77"><text:span text:style-name="Source_20_Text"><text:span text:style-name="T34">});</text:span></text:span></text:p>
      <text:p text:style-name="P77"><text:span text:style-name="Source_20_Text"><text:span text:style-name="T34">thread1.start();</text:span></text:span></text:p>
      <text:p text:style-name="P90"/>
      <text:p text:style-name="P91"><text:soft-page-break/><text:span text:style-name="T19"><text:s/></text:span><text:span text:style-name="Source_20_Text"><text:span text:style-name="T32">// Lambda Runnable</text:span></text:span></text:p>
      <text:p text:style-name="P91"><text:span text:style-name="Source_20_Text"><text:span text:style-name="T34">Runnable task2 = () -&gt; { System.out.println(</text:span></text:span><text:span text:style-name="Source_20_Text"><text:span text:style-name="T38">"Task #2 is running"</text:span></text:span><text:span text:style-name="Source_20_Text"><text:span text:style-name="T34">); };</text:span></text:span></text:p>
      <text:p text:style-name="P77"><text:span text:style-name="Source_20_Text"><text:span text:style-name="T39">new</text:span></text:span><text:span text:style-name="T29"> </text:span><text:span text:style-name="Source_20_Text"><text:span text:style-name="T34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92">These interfaces have only one abstract method. Though they can have multiple static or default methods, and can also override some methods from java.lang.Object.</text:p>
      <text:p text:style-name="P92">Hence, a lamda expressions can only appear in places where a functional interface is used.</text:p>
      <text:p text:style-name="P80"><text:span text:style-name="Source_20_Text"><text:span text:style-name="T42">@</text:span></text:span><text:span text:style-name="Source_20_Text"><text:span text:style-name="T43">FunctionalInterface</text:span></text:span></text:p>
      <text:p text:style-name="P46"><text:span text:style-name="Source_20_Text"><text:span text:style-name="T35">interface Shape</text:span></text:span><text:span text:style-name="Source_20_Text"><text:span text:style-name="T34"> {</text:span></text:span></text:p>
      <text:p text:style-name="P79"><text:span text:style-name="Source_20_Text"><text:span text:style-name="T41"><text:tab/></text:span></text:span><text:span text:style-name="Source_20_Text"><text:span text:style-name="T35">void draw</text:span></text:span><text:span text:style-name="Source_20_Text"><text:span text:style-name="T34">();<text:tab/></text:span></text:span><text:span text:style-name="Source_20_Text"><text:span text:style-name="T32">// </text:span></text:span><text:span text:style-name="Source_20_Text"><text:span text:style-name="T33">The only abstract method</text:span></text:span></text:p>
      <text:p text:style-name="P78"><text:span text:style-name="Source_20_Text"><text:span text:style-name="T35">}</text:span></text:span></text:p>
      <text:p text:style-name="P92"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P121" text:outline-level="1"><text:bookmark-start text:name="__RefHeading___Toc2019_526912512"/><text:soft-page-break/>TOPIC 3: Angular JS 6 NOTES<text:bookmark-end text:name="__RefHeading___Toc2019_526912512"/></text:h>
      <text:h text:style-name="P133" text:outline-level="2"><text:bookmark-start text:name="__RefHeading___Toc2021_526912512"/>1. <text:span text:style-name="T76">What and Why?</text:span>:<text:bookmark-end text:name="__RefHeading___Toc2021_526912512"/></text:h>
      <text:list xml:id="list242805477" text:style-name="L15">
        <text:list-item>
          <text:p text:style-name="P116">Framework to build client side applications.</text:p>
        </text:list-item>
        <text:list-item>
          <text:p text:style-name="P116">Greate for Single page applications</text:p>
        </text:list-item>
        <text:list-item>
          <text:p text:style-name="P116">Modular approach</text:p>
        </text:list-item>
        <text:list-item>
          <text:p text:style-name="P116">Because of componants there are lots of Re-Usable codes.</text:p>
        </text:list-item>
        <text:list-item>
          <text:p text:style-name="P116">Unit Testable.</text:p>
        </text:list-item>
        <text:list-item>
          <text:p text:style-name="P117">It is from Google team and make use of Microsoft’s product Typescript.</text:p>
        </text:list-item>
      </text:list>
      <text:h text:style-name="P134" text:outline-level="2"><text:bookmark-start text:name="__RefHeading___Toc2023_526912512"/>2. Angular’s History:<text:bookmark-end text:name="__RefHeading___Toc2023_526912512"/></text:h>
      <text:p text:style-name="P115">2010 – Angular JS (Controller Approach)</text:p>
      <text:p text:style-name="P115">2016 – Angular version 2 <text:span text:style-name="T77">+ </text:span>(onwards Componant Approach)</text:p>
      <text:h text:style-name="P134" text:outline-level="2"><text:span text:style-name="T78">3</text:span>. Angular’s <text:span text:style-name="T78">Architecture</text:span>:</text:h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11-28T20:43:06.406490327</dc:date>
    <meta:editing-duration>P1DT7H50M48S</meta:editing-duration>
    <meta:editing-cycles>122</meta:editing-cycles>
    <meta:generator>LibreOffice/6.0.6.2$Linux_X86_64 LibreOffice_project/00m0$Build-2</meta:generator>
    <meta:document-statistic meta:table-count="0" meta:image-count="0" meta:object-count="0" meta:page-count="15" meta:paragraph-count="513" meta:word-count="1923" meta:character-count="17770" meta:non-whitespace-character-count="15811"/>
  </office:meta>
</office:document-meta>
</file>